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f508b" officeooo:paragraph-rsid="001f508b"/>
    </style:style>
    <style:style style:name="P2" style:family="paragraph" style:parent-style-name="Standard">
      <style:text-properties fo:font-weight="bold" officeooo:rsid="001f508b" officeooo:paragraph-rsid="001f508b" style:font-weight-asian="bold" style:font-weight-complex="bold"/>
    </style:style>
    <style:style style:name="P3" style:family="paragraph" style:parent-style-name="Standard">
      <style:text-properties fo:font-weight="normal" officeooo:rsid="0020e16e" officeooo:paragraph-rsid="0020e16e" style:font-weight-asian="normal" style:font-weight-complex="normal"/>
    </style:style>
    <style:style style:name="P4" style:family="paragraph" style:parent-style-name="Standard">
      <style:paragraph-properties fo:text-align="justify" style:justify-single-word="false"/>
      <style:text-properties fo:font-weight="normal" officeooo:rsid="0020e16e" officeooo:paragraph-rsid="0020e16e" style:font-weight-asian="normal" style:font-weight-complex="normal"/>
    </style:style>
    <style:style style:name="P5" style:family="paragraph" style:parent-style-name="Standard" style:list-style-name="L1">
      <style:paragraph-properties fo:text-align="justify" style:justify-single-word="false"/>
      <style:text-properties fo:font-weight="normal" officeooo:rsid="0020e16e" officeooo:paragraph-rsid="0020e16e" style:font-weight-asian="normal" style:font-weight-complex="normal"/>
    </style:style>
    <style:style style:name="P6" style:family="paragraph" style:parent-style-name="Standard" style:list-style-name="L1">
      <style:paragraph-properties fo:text-align="justify" style:justify-single-word="false"/>
      <style:text-properties fo:font-weight="normal" officeooo:rsid="0022b08b" officeooo:paragraph-rsid="0022b08b" style:font-weight-asian="normal" style:font-weight-complex="normal"/>
    </style:style>
    <style:style style:name="P7" style:family="paragraph" style:parent-style-name="Standard" style:list-style-name="L1">
      <style:paragraph-properties fo:text-align="justify" style:justify-single-word="false"/>
      <style:text-properties fo:font-weight="normal" officeooo:rsid="0023e524" officeooo:paragraph-rsid="0023e524" style:font-weight-asian="normal" style:font-weight-complex="normal"/>
    </style:style>
    <style:style style:name="P8" style:family="paragraph" style:parent-style-name="Standard">
      <style:paragraph-properties fo:text-align="justify" style:justify-single-word="false"/>
      <style:text-properties fo:font-weight="normal" officeooo:rsid="0023e524" officeooo:paragraph-rsid="0023e524" style:font-weight-asian="normal" style:font-weight-complex="normal"/>
    </style:style>
    <style:style style:name="P9" style:family="paragraph" style:parent-style-name="Standard">
      <style:paragraph-properties fo:text-align="justify" style:justify-single-word="false"/>
      <style:text-properties fo:font-weight="normal" officeooo:rsid="00282dcf" officeooo:paragraph-rsid="00282dcf" style:font-weight-asian="normal" style:font-weight-complex="normal"/>
    </style:style>
    <style:style style:name="P10" style:family="paragraph" style:parent-style-name="Standard">
      <style:paragraph-properties fo:text-align="justify" style:justify-single-word="false"/>
      <style:text-properties fo:font-weight="normal" officeooo:rsid="00312500" officeooo:paragraph-rsid="00312500" style:font-weight-asian="normal" style:font-weight-complex="normal"/>
    </style:style>
    <style:style style:name="P11" style:family="paragraph" style:parent-style-name="Standard">
      <style:paragraph-properties fo:text-align="justify" style:justify-single-word="false"/>
      <style:text-properties fo:font-weight="normal" officeooo:rsid="003816bc" officeooo:paragraph-rsid="003816bc" style:font-weight-asian="normal" style:font-weight-complex="normal"/>
    </style:style>
    <style:style style:name="T1" style:family="text">
      <style:text-properties officeooo:rsid="0029cb3e"/>
    </style:style>
    <style:style style:name="T2" style:family="text">
      <style:text-properties officeooo:rsid="0032d30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omba Setup Steps:</text:p>
      <text:p text:style-name="P2"/>
      <text:p text:style-name="P4">1. Connections:</text:p>
      <text:list xml:id="list3632651272" text:style-name="L1">
        <text:list-item>
          <text:p text:style-name="P5">Initially connect the Pi’s micro HDMI to the HDMI converter to see the Raspberry Pi UI.</text:p>
        </text:list-item>
        <text:list-item>
          <text:p text:style-name="P6">Connect the power cable to the Rpi from the power bank on Roomba.</text:p>
        </text:list-item>
        <text:list-item>
          <text:p text:style-name="P6">Ensure that the cable from the controller of Roomba Odom is already connected to the Rpi.</text:p>
        </text:list-item>
        <text:list-item>
          <text:p text:style-name="P7">Connect the keyboard and mouse to Rpi.</text:p>
        </text:list-item>
        <text:list-item>
          <text:p text:style-name="P7">Connect the charging cable for the power bank to have it fully charged for the navigation tasks.</text:p>
        </text:list-item>
      </text:list>
      <text:p text:style-name="P8"/>
      <text:p text:style-name="P9">2. <text:span text:style-name="T1">Login into the Rpi which is the ROS master. <text:s/>Make sure that the wifi connection is ‘SmartHomeDemo’. Check the ip address of the ROS master by ‘ifconfig’ command. This ip address is needed to setup in the bashrc file in the adjacent machine so that the Roomba could be accessed using the SSH.</text:span></text:p>
      <text:p text:style-name="P9"/>
      <text:p text:style-name="P10">3. Login into the adjacent PC and edit the bashrc file using the command ‘sudo nano ~/.bashrc’. Go to the ROS config section which has the ROS master ip and the ROS Hostname ip. Set the ROS master ip as the ip of the Roomba Rpi. Set ROS host ip as the ip of the local machine. <text:span text:style-name="T2">After making the changes, exit and source the file for the changes to be effective. The command for the same is ‘source ~/.bashrc’. Similarly setup the bashrc file on the Rpi ROS master as well. There we need to setup the ip address of the ROS master and ROS host as the same.</text:span></text:p>
      <text:p text:style-name="P10"/>
      <text:p text:style-name="P11">4. SSH connection to Roomba: Now use the terminal to establish a SSH connection with Roomba. This can be done using the command ‘ssh <text:a xlink:type="simple" xlink:href="mailto:ubuntu@ip_address_of_roomba_Rpi" text:style-name="Internet_20_link" text:visited-style-name="Visited_20_Internet_20_Link">ubuntu@ip_address_of_roomba_Rpi</text:a>’. This will establish the SSH connection with the Roomba and now it can be disconnected from the PC.</text:p>
      <text:p text:style-name="P11"/>
      <text:p text:style-name="P11">5. Follow the ‘manual_navigation.docx’ to run the roomba. <text:s/></text:p>
      <text:p text:style-name="P3"><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10:33:26.629854826</meta:creation-date>
    <dc:date>2021-02-17T12:20:46.627107719</dc:date>
    <meta:editing-duration>PT1H47M14S</meta:editing-duration>
    <meta:editing-cycles>12</meta:editing-cycles>
    <meta:generator>LibreOffice/6.0.7.3$Linux_X86_64 LibreOffice_project/00m0$Build-3</meta:generator>
    <meta:document-statistic meta:table-count="0" meta:image-count="0" meta:object-count="0" meta:page-count="1" meta:paragraph-count="12" meta:word-count="294" meta:character-count="1591" meta:non-whitespace-character-count="1309"/>
  </office:meta>
</office:document-meta>
</file>